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decorative"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automatic-styles>
    <style:style style:name="Tabla1" style:family="table">
      <style:table-properties style:width="18.034cm" table:align="margins"/>
    </style:style>
    <style:style style:name="Tabla1.A" style:family="table-column">
      <style:table-column-properties style:column-width="1.386cm" style:rel-column-width="5038*"/>
    </style:style>
    <style:style style:name="Tabla1.C" style:family="table-column">
      <style:table-column-properties style:column-width="1.388cm" style:rel-column-width="5044*"/>
    </style:style>
    <style:style style:name="Tabla1.M" style:family="table-column">
      <style:table-column-properties style:column-width="1.39cm" style:rel-column-width="5049*"/>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data-style-name="N0">
      <style:table-cell-properties style:vertical-align="middle" fo:padding="0.097cm" fo:border-left="0.002cm solid #000000" fo:border-right="none" fo:border-top="0.002cm solid #000000" fo:border-bottom="0.002cm solid #000000"/>
    </style:style>
    <style:style style:name="Tabla1.M1" style:family="table-cell" style:data-style-name="N0">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M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339cm" fo:margin-right="0.427cm" fo:margin-top="0.09cm" fo:margin-bottom="0cm" fo:text-align="justify" style:justify-single-word="false" fo:text-indent="0cm" style:auto-text-indent="false">
        <style:tab-stops/>
      </style:paragraph-properties>
      <style:text-properties fo:font-size="9pt" fo:language="es" fo:country="ES" style:font-size-asian="9pt" style:font-size-complex="9pt"/>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style:text-underline-style="none"/>
    </style:style>
    <style:style style:name="P4" style:family="paragraph" style:parent-style-name="Normal">
      <style:paragraph-properties fo:text-align="justify" style:justify-single-word="false"/>
      <style:text-properties fo:font-size="10pt" style:font-size-asian="10pt" style:font-size-complex="10pt"/>
    </style:style>
    <style:style style:name="P5" style:family="paragraph" style:parent-style-name="Normal">
      <style:paragraph-properties fo:text-align="justify"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Título_20_1" style:master-page-name="MPF0">
      <style:paragraph-properties style:page-number="auto" fo:break-before="page"/>
    </style:style>
    <style:style style:name="P9" style:family="paragraph" style:parent-style-name="Normal">
      <style:paragraph-properties fo:text-align="justify" style:justify-single-word="false"/>
      <style:text-properties style:text-underline-style="none"/>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CTIVIDAD PSI 8:</text:h>
      <text:h text:style-name="Título_20_1" text:outline-level="1">Definición del plan de acción</text:h>
      <text:p text:style-name="P1">En esta actividad, el principal objetivo es definir los pasos para la implementación de la arquitectura propuesta en los PSI anteriores.</text:p>
      <text:p text:style-name="P1">Dichos pasos atenderán a diferentes medidas de prioridad, y harán referencia a los objetivos y necesidades que cubren. Además se tendrá que elaborar un plan de seguimiento y mantenimiento <text:s/>de la ejecución de los diferentes proyectos.</text:p>
      <text:p text:style-name="P1"/>
      <text:h text:style-name="Título_20_2" text:outline-level="2">PSI 8.1:</text:h>
      <text:h text:style-name="Título_20_2" text:outline-level="2">DefiniciÓN de proyectos a realizar</text:h>
      <text:p text:style-name="P2">El distribuciones de los diferentes proyectos a realizar se dividirá entre dos equipos, el interno y el externo.</text:p>
      <text:p text:style-name="P2">El <text:span text:style-name="T1">equipo interno</text:span> se centrará en aquellas actividades que tengan un mayor impacto en las <text:span text:style-name="T1">funciones internas de la empresa</text:span>. Y el <text:span text:style-name="T1">equipo externo</text:span> se dedicará a realizar aquellos proyectos que afecten de manera más directa a <text:span text:style-name="T1">clientes externos</text:span> (proveedores, clientes , usuarios, etc.).</text:p>
      <text:p text:style-name="P2">Con esta separación de responsabilidades, no se pretenderá realizar una ejecución aislada, sino más bien compenetrada y sincronizada, de manera que los plazos establecidos entre ambos equipos se tienen que cumplir obligatoriamente para no ralentizar el trabajo.</text:p>
      <text:p text:style-name="P2">En primera instancia, el <text:span text:style-name="T1">equipo interno</text:span> se dedicará a trabajar en el proyecto de <text:span text:style-name="T1">gestión de nóminas</text:span>. Además, contamos con la ventaja de que los empleados que lo gestionan son de alta cualificación y están deseoso de gozar de las funcionalidades de un sistema informatizado, por <text:soft-page-break/>lo que todo indica que el primer proyecto que se lleve acabo generará un efecto contagio positivo a lo largo de toda la empresa.</text:p>
      <text:p text:style-name="P3">Dicho cálculo de nóminas será realizado por un <text:span text:style-name="T1">sistema OAS</text:span>.</text:p>
      <text:p text:style-name="P3">En paralelo al desarrollo del proyecto de gestión de nóminas, el <text:span text:style-name="T1">equipo externo</text:span> se dedicará a <text:span text:style-name="T1">crear la página web</text:span> que permita a la empresa mostrar sus servicios y productos al público, así como ofrecer servicios de asesoría y atención al cliente directamente desde la web.</text:p>
      <text:p text:style-name="P3">Dicho proyecto es, junto con el de gestión de nóminas, el más prioritario para HENRSECUR, <text:s/>puesto que no gozan de apenas presencia en este terreno debido a la gran competencia online y, sobre todo, a la deficiente página web que ofertaban. De manera que una página web profesinal y bonita conseguirá previsiblemente aumentar los ingresos por ventas y servicios.</text:p>
      <text:p text:style-name="P2">Seguidamente, el <text:span text:style-name="T1">equipo externo</text:span> habilitará las <text:span text:style-name="T1">ventas online</text:span>. Dicho servicio se iniciaria con la <text:span text:style-name="T1">BBDD</text:span> y con el <text:span text:style-name="T1">TPS</text:span>.</text:p>
      <text:p text:style-name="P2">Una vez que esté el servicio de venta online operativo, habililtaremos la <text:span text:style-name="T1">asesoría online(equipo interno)</text:span>, en donde los clientes podrán hacer consultas. De tal modo pasaríamos de tener un punto débil, a tener un punto fuerte en la atención al cliente, ganando competitividad al ofrecer un mejor servicio y asesoramiento, y ganando cuotas, clientes y, en definitiva, mercado.</text:p>
      <text:p text:style-name="P2">Por otra parte, <text:s/>cuando el <text:span text:style-name="T1">equipo interno</text:span> termine el <text:span text:style-name="T1">proyecto de nóminas</text:span>, se procederá a tratar el departamento de <text:span text:style-name="T1">contabilidad</text:span> mediante la implantación de un <text:span text:style-name="T1">OAS</text:span>.</text:p>
      <text:p text:style-name="P2">Una <text:s/>vez implantado el OAS de contabilidad, que tendrá buena aceptación ya que son administradores los que manejarán la herramienta, el siguiente paso sería la realización del TPS de facturación y el TPS de Control de Stock por parte del equipo interno. Implantando ambos sistemas, y configurandolos para que también fueran compatibles con la página web. </text:p>
      <text:p text:style-name="P2"><text:soft-page-break/>En este preciso momento, <text:span text:style-name="T1">ambos equipos( interno y externo) juntarán los</text:span> <text:span text:style-name="T1">TPS de Facturación y de Control de Stock</text:span> para trabajar a la vez en la <text:span text:style-name="T1">parte de ventas</text:span>. </text:p>
      <text:p text:style-name="P2">El <text:span text:style-name="T1">equipo externo</text:span> tendría la labor de trabajar en la <text:span text:style-name="T1">comunicación con los clientes</text:span>, y el <text:span text:style-name="T1">equipo interno</text:span> se centraría en la <text:span text:style-name="T1">Intranet</text:span>. En dicha intranet tendrían que conectarse las aplicaciones OAS para enviar mensajes internos ( al crear una nomina o cuadrante, se creará el registro correspondiente mediante el envio de mensajes entre los sistemas implicados.). Y finalmente, el <text:span text:style-name="T1">equipo interno</text:span> creará la <text:span text:style-name="T1">aplicación para los trabajadores</text:span> <text:span text:style-name="T1">con la cual podrán fichar</text:span>.</text:p>
      <text:p text:style-name="P2">Esta aplicación será un <text:span text:style-name="T1">OAS</text:span>, conectado a la Intranet, de manera que los empleados recibirán notificaciones de los cambios de cuadrante, así como que se les permita fichar y dejar constancia de sus horas de trabajo.</text:p>
      <text:p text:style-name="P2">Mientras el equipo interno realiza la aplicación, el <text:span text:style-name="T1">equipo externo</text:span> realizará el programa para el <text:span text:style-name="T1">Televigilancia</text:span>, el cual parte de cero y nos permitirá diseñar un sistema adecuado y optimizado desde el primer momento.</text:p>
      <text:p text:style-name="P2">Dicha aplicación tiene como principal objetivo atraer clientes, ya que una aplicación desde la cual los clientes puedan monotorizar los sistemas de seguirad aportan una clara ventaja competitiva.</text:p>
      <text:p text:style-name="P2">Además, dicha aplicación de control remoto de sistemas de seguridad se basará en el estándar de calidad ISO 9001, así como el estandar de seguridad ISO 17799. Esta aplicación será realizada por COMPUTER CONSULTING S.L.</text:p>
      <text:p text:style-name="P2">Una vez que los proyectos mencionados estén finalizados, se implantará un <text:span text:style-name="T1">DSS básico</text:span>, con el que se analizarán diversos procesos realizados en la empresa, principalemente procesos transaccionadles, es decir, los realizados por el TPS: Ventas y Control del Stock.</text:p>
      <text:p text:style-name="P2">La información que se pretende obtener de analizar estos procesos tienen un enfoque táctico, de manera que podremos saber qué productos son los más vendidos, así como los que <text:soft-page-break/>originan problemas de stock, de manera que los responsables de dichas actividades podrán tomar medidas al respecto.</text:p>
      <text:p text:style-name="P2">El proceso total de los proyectos a realizar queda detallado en la siguiente representación en forma de tabla:</text:p>
      <table:table table:name="Tabla1" table:style-name="Tabla1">
        <table:table-column table:style-name="Tabla1.A" table:number-columns-repeated="2"/>
        <table:table-column table:style-name="Tabla1.C"/>
        <table:table-column table:style-name="Tabla1.A"/>
        <table:table-column table:style-name="Tabla1.C"/>
        <table:table-column table:style-name="Tabla1.A"/>
        <table:table-column table:style-name="Tabla1.C"/>
        <table:table-column table:style-name="Tabla1.A"/>
        <table:table-column table:style-name="Tabla1.C"/>
        <table:table-column table:style-name="Tabla1.A"/>
        <table:table-column table:style-name="Tabla1.C"/>
        <table:table-column table:style-name="Tabla1.A"/>
        <table:table-column table:style-name="Tabla1.M"/>
        <table:table-row>
          <table:table-cell table:style-name="Tabla1.A1" office:value-type="string">
            <text:p text:style-name="P6">Meses</text:p>
            <text:p text:style-name="P6">(Acumulados)</text:p>
          </table:table-cell>
          <table:table-cell table:style-name="Tabla1.B1" office:value-type="float" office:value="0.5">
            <text:p text:style-name="P6">0,5</text:p>
          </table:table-cell>
          <table:table-cell table:style-name="Tabla1.B1" office:value-type="float" office:value="1">
            <text:p text:style-name="P6">1</text:p>
          </table:table-cell>
          <table:table-cell table:style-name="Tabla1.B1" office:value-type="float" office:value="1.5">
            <text:p text:style-name="P6">1,5</text:p>
          </table:table-cell>
          <table:table-cell table:style-name="Tabla1.B1" office:value-type="float" office:value="2">
            <text:p text:style-name="P6">2</text:p>
          </table:table-cell>
          <table:table-cell table:style-name="Tabla1.B1" office:value-type="float" office:value="2.5">
            <text:p text:style-name="P6">2,5</text:p>
          </table:table-cell>
          <table:table-cell table:style-name="Tabla1.B1" office:value-type="float" office:value="3">
            <text:p text:style-name="P6">3</text:p>
          </table:table-cell>
          <table:table-cell table:style-name="Tabla1.B1" office:value-type="float" office:value="3.5">
            <text:p text:style-name="P6">3,5</text:p>
          </table:table-cell>
          <table:table-cell table:style-name="Tabla1.B1" office:value-type="float" office:value="4">
            <text:p text:style-name="P6">4</text:p>
          </table:table-cell>
          <table:table-cell table:style-name="Tabla1.B1" office:value-type="float" office:value="4.5">
            <text:p text:style-name="P6">4,5</text:p>
          </table:table-cell>
          <table:table-cell table:style-name="Tabla1.B1" office:value-type="float" office:value="5">
            <text:p text:style-name="P6">5</text:p>
          </table:table-cell>
          <table:table-cell table:style-name="Tabla1.B1" office:value-type="float" office:value="5.5">
            <text:p text:style-name="P6">5,5</text:p>
          </table:table-cell>
          <table:table-cell table:style-name="Tabla1.M1" office:value-type="float" office:value="6">
            <text:p text:style-name="P6">6</text:p>
          </table:table-cell>
        </table:table-row>
        <table:table-row>
          <table:table-cell table:style-name="Tabla1.A2" office:value-type="string">
            <text:p text:style-name="P6">Equipo externo</text:p>
          </table:table-cell>
          <table:table-cell table:style-name="Tabla1.A2" table:number-columns-spanned="2" office:value-type="string">
            <text:p text:style-name="P6">Página Web</text:p>
          </table:table-cell>
          <table:covered-table-cell/>
          <table:table-cell table:style-name="Tabla1.A2" office:value-type="string">
            <text:p text:style-name="P6">Habilitar ventas online junto con BBDD y sistema TPS</text:p>
          </table:table-cell>
          <table:table-cell table:style-name="Tabla1.A2" table:number-columns-spanned="2" office:value-type="string">
            <text:p text:style-name="P7">Implementar el TPS de Facturación</text:p>
          </table:table-cell>
          <table:covered-table-cell/>
          <table:table-cell table:style-name="Tabla1.A2" table:number-columns-spanned="3" office:value-type="string">
            <text:p text:style-name="P6"/>
            <text:p text:style-name="P6">Comuniación con los clientes</text:p>
          </table:table-cell>
          <table:covered-table-cell/>
          <table:covered-table-cell/>
          <table:table-cell table:style-name="Tabla1.A2" table:number-columns-spanned="3" office:value-type="string">
            <text:p text:style-name="P6">Realización del programa de Televigilancia</text:p>
          </table:table-cell>
          <table:covered-table-cell/>
          <table:covered-table-cell/>
          <table:table-cell table:style-name="Tabla1.M2" office:value-type="string">
            <text:p text:style-name="P6">Pruebas y validaciones finales</text:p>
          </table:table-cell>
        </table:table-row>
        <table:table-row>
          <table:table-cell table:style-name="Tabla1.A2" office:value-type="string">
            <text:p text:style-name="P6">Equipo interno</text:p>
          </table:table-cell>
          <table:table-cell table:style-name="Tabla1.A2" office:value-type="string">
            <text:p text:style-name="P6">Gestión de nóminas</text:p>
          </table:table-cell>
          <table:table-cell table:style-name="Tabla1.A2" office:value-type="string">
            <text:p text:style-name="P6">Habilitar asesoría online</text:p>
          </table:table-cell>
          <table:table-cell table:style-name="Tabla1.A2" office:value-type="string">
            <text:p text:style-name="P6">Sistema OAS para el servicio de contabilidad</text:p>
          </table:table-cell>
          <table:table-cell table:style-name="Tabla1.A2" table:number-columns-spanned="2" office:value-type="string">
            <text:p text:style-name="P5">Realización del TPS de facturación y el TPS de Control de Stock</text:p>
          </table:table-cell>
          <table:covered-table-cell/>
          <table:table-cell table:style-name="Tabla1.A2" table:number-columns-spanned="2" office:value-type="string">
            <text:p text:style-name="P4">ntranet con sistemas OAS correctamente comunicados y configurados</text:p>
          </table:table-cell>
          <table:covered-table-cell/>
          <table:table-cell table:style-name="Tabla1.A2" table:number-columns-spanned="3" office:value-type="string">
            <text:p text:style-name="P4">Desarrollo de la aplicación para los empleados para contabilizar su trabajo. OAS.I</text:p>
            <text:p text:style-name="P6">I</text:p>
          </table:table-cell>
          <table:covered-table-cell/>
          <table:covered-table-cell/>
          <table:table-cell table:style-name="Tabla1.A2" office:value-type="string">
            <text:p text:style-name="P6">mplantar el sistema DDS básico de recogida de información de los TPS</text:p>
          </table:table-cell>
          <table:table-cell table:style-name="Tabla1.M2" office:value-type="string">
            <text:p text:style-name="P6">Pruebas y validaciones finales</text:p>
          </table:table-cell>
        </table:table-row>
      </table:table>
      <text:p text:style-name="P2"><text:soft-page-break/></text:p>
      <text:h text:style-name="Título_20_2" text:outline-level="2">PSI 8.2:</text:h>
      <text:h text:style-name="Título_20_2" text:outline-level="2">Elaboración del plan de mantenimiento del psi</text:h>
      <text:p text:style-name="P2">Las princiaples tareas que requieren mantenimiento son las aplicaciones OAS instaladas, así como las TPS, por lo que se ofrecerá un servicio de mantenimeinto preventivo, que será realizado de forma remota. </text:p>
      <text:p text:style-name="P2">Para poder realizar dicho mantenimiento, los ordenadores deberán dejarse encendidos durante la noche <text:span text:style-name="T1">una vez al mes</text:span>. Durante este tiempo, nuestros trabajdores se conectaran remotamente mediante TeamViewer a los ordenadores de la empresa para comprobar el correcto funcionamiento de las aplicacionens. </text:p>
      <text:p text:style-name="P2">Adicionalmente, se proporcionará un telefono a la que la empresa podrá llamar en cualquier momento en caso de avería o mal funcionamiento de sus equipos.</text:p>
      <text:p text:style-name="P2">Con respecto a la BBDD, la cual estará en un servicio en cloud, no se realizará mantenimiento ya que dicha actividad será realizada por la empresa subcontratada. No obstante, en caso de problemas graves como el mal funcionamiento del servicio, seremos nostros, la consulta, los responsables de tratar con le empresa externa que lleve el servicio para solucionarlo.</text:p>
      <text:p text:style-name="P2">Respecto de la aplicación móvil de los usuarios, se ofrecerá un buzón sobre el que poder enviar peticiones de modificación, o reportar errores de la aplicación. De este modo tendremos un feedback que nos servirá para realizar actualizaciones de mejora o mantenimiento.</text:p>
      <text:p text:style-name="P2">Finalmente, una vez al año se realizará una revisión física de los ordenadores o herramientas de software si así lo solicita HENARSEC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decorative"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name-asian="Times New Roman" style:font-size-asian="13pt" style:font-name-complex="Times New Roman"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style:font-name-asian="Times New Roman" style:font-name-complex="Times New Roman"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name-complex="Times New Roman" style:font-style-complex="italic"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list-style-name="">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list-style-name="">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list-style-name="">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Título_20_1_20_Car" style:display-name="Título 1 Car" style:family="text" style:parent-style-name="Fuente_20_de_20_párrafo_20_predeter.">
      <style:text-properties fo:text-transform="uppercase" fo:color="#0072c6" style:font-name="Georgia" fo:font-size="32pt" fo:letter-spacing="0.025cm" style:font-name-asian="Times New Roman" style:font-size-asian="32pt" style:font-size-complex="16pt"/>
    </style:style>
    <style:style style:name="ListLabel_20_1" style:display-name="ListLabel 1" style:family="text">
      <style:text-properties fo:font-size="6pt" fo:language="es" fo:country="ES" style:font-name-asian="Symbol" style:font-size-asian="6pt" style:language-asian="es" style:country-asian="ES" style:font-name-complex="Symbol" style:font-size-complex="6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Heading_20_2_20_Char1" style:display-name="Heading 2 Char1" style:family="text" style:parent-style-name="Default_20_Paragraph_20_Font">
      <style:text-properties fo:color="#2f5496" style:font-name="Calibri Light" fo:font-size="13pt" fo:language="es" fo:country="ES" style:font-name-asian="Times New Roman" style:font-size-asian="13pt" style:font-name-complex="Times New Roman" style:font-size-complex="13pt"/>
    </style:style>
    <style:style style:name="Heading_20_3_20_Char1" style:display-name="Heading 3 Char1" style:family="text" style:parent-style-name="Default_20_Paragraph_20_Font">
      <style:text-properties fo:color="#1f3763" style:font-name="Calibri Light" fo:language="es" fo:country="ES" style:font-name-asian="Times New Roman" style:font-name-complex="Times New Roman"/>
    </style:style>
    <style:style style:name="Heading_20_4_20_Char1" style:display-name="Heading 4 Char1" style:family="text" style:parent-style-name="Default_20_Paragraph_20_Font">
      <style:text-properties fo:color="#2f5496" style:font-name="Calibri Light" fo:language="es" fo:country="ES"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2LVL2" style:display-name="WW_CharLFO12LVL2" style:family="text">
      <style:text-properties fo:language="es" fo:country="ES" style:language-asian="es" style:country-asian="ES" style:language-complex="es" style:country-complex="ES"/>
    </style:style>
    <style:style style:name="WW_5f_CharLFO12LVL3" style:display-name="WW_CharLFO12LVL3" style:family="text">
      <style:text-properties fo:language="es" fo:country="ES" style:language-asian="es" style:country-asian="ES" style:language-complex="es" style:country-complex="ES"/>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4LVL2" style:display-name="WW_CharLFO14LVL2" style:family="text">
      <style:text-properties fo:language="es" fo:country="ES" style:language-asian="es" style:country-asian="ES" style:language-complex="es" style:country-complex="ES"/>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fo:language="es" fo:country="ES" style:language-asian="es" style:country-asian="ES" style:language-complex="es" style:country-complex="ES"/>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fo:language="es" fo:country="ES" style:language-asian="es" style:country-asian="ES" style:language-complex="es" style:country-complex="ES"/>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7LVL2" style:display-name="WW_CharLFO17LVL2" style:family="text">
      <style:text-properties fo:language="es" fo:country="ES" style:language-asian="es" style:country-asian="ES" style:language-complex="es" style:country-complex="ES"/>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9LVL2" style:display-name="WW_CharLFO19LVL2" style:family="text">
      <style:text-properties fo:language="es" fo:country="ES" style:language-asian="es" style:country-asian="ES" style:language-complex="es" style:country-complex="ES"/>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fo:language="es" fo:country="ES" style:language-asian="es" style:country-asian="ES" style:language-complex="es" style:country-complex="ES"/>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Footer_20_Char1" style:display-name="Footer Char1" style:family="text" style:parent-style-name="Default_20_Paragraph_20_Font">
      <style:text-properties fo:language="es" fo:country="ES"/>
    </style:style>
    <style:style style:name="ListLabel_20_3" style:display-name="ListLabel 3" style:family="text">
      <style:text-properties fo:font-size="8pt" fo:language="es" fo:country="ES" style:font-name-asian="Courier New1" style:font-size-asian="8pt" style:language-asian="es" style:country-asian="ES" style:font-name-complex="Courier New1" style:font-size-complex="8pt" style:language-complex="es" style:country-complex="ES" style:text-scale="9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12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2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2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2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13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3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3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3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14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4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4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4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4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15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5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5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5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5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WW_5f_CharLFO16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6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6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6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6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17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7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7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7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7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WW_5f_CharLFO18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8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8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8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8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8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8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8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19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9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9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9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9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9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9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9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20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20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20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20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20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20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20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20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20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339cm" fo:margin-left="0.792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9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1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2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4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339cm" fo:margin-left="0.46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339cm" fo:margin-left="0.453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339cm" fo:margin-left="0.45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5</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3-03T01:16:08.43</dc:date>
    <meta:editing-cycles>133</meta:editing-cycles>
    <meta:editing-duration>PT7H25M53S</meta:editing-duration>
    <meta:document-statistic meta:table-count="1" meta:image-count="0" meta:object-count="0" meta:page-count="5" meta:paragraph-count="67" meta:word-count="1194" meta:character-count="7494"/>
    <meta:user-defined meta:name="AssetID">TF10002024</meta:user-defined>
    <meta:template xlink:type="simple" xlink:actuate="onRequest" xlink:title="" xlink:href="./Business%20Paper"/>
  </office:meta>
</office:document-meta>
</file>